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12.77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13" table:default-cell-style-name="ce5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>
            <text:p>Ordre</text:p>
          </table:table-cell>
          <table:table-cell table:style-name="ce1" office:value-type="string" calcext:value-type="string">
            <text:p>Désignation</text:p>
          </table:table-cell>
          <table:table-cell table:style-name="ce6" table:number-columns-repeated="13"/>
          <table:table-cell table:style-name="ce7"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Généalogie – Auguste Chelet</text:p>
          </table:table-cell>
          <table:table-cell table:number-columns-repeated="1022"/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table:style-name="ce4" office:value-type="string" calcext:value-type="string">
            <text:p>Généalogie – Henry Libaros</text:p>
          </table:table-cell>
          <table:table-cell table:number-columns-repeated="1022"/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table:style-name="ce4" office:value-type="string" calcext:value-type="string">
            <text:p>Généalogie (arbre) – Yves Chelet</text:p>
          </table:table-cell>
          <table:table-cell table:number-columns-repeated="1022"/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table:style-name="ce4" office:value-type="string" calcext:value-type="string">
            <text:p>Généalogie (arbre) – Eulali</text:p>
          </table:table-cell>
          <table:table-cell table:number-columns-repeated="1022"/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table:style-name="ce4" office:value-type="string" calcext:value-type="string">
            <text:p>Généalogie (arbre) – Auguste Chelet</text:p>
          </table:table-cell>
          <table:table-cell table:number-columns-repeated="1022"/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table:style-name="ce4" office:value-type="string" calcext:value-type="string">
            <text:p>Généalogie – Les abréviations</text:p>
          </table:table-cell>
          <table:table-cell table:number-columns-repeated="1022"/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table:style-name="ce4" office:value-type="string" calcext:value-type="string">
            <text:p>Faires-parts avec photo</text:p>
          </table:table-cell>
          <table:table-cell table:number-columns-repeated="1022"/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table:style-name="ce4" office:value-type="string" calcext:value-type="string">
            <text:p>Livrets de mariage</text:p>
          </table:table-cell>
          <table:table-cell table:number-columns-repeated="1022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table:style-name="ce4" office:value-type="string" calcext:value-type="string">
            <text:p>Passeport</text:p>
          </table:table-cell>
          <table:table-cell table:number-columns-repeated="1022"/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table:style-name="ce4" office:value-type="string" calcext:value-type="string">
            <text:p>Livret de famille</text:p>
          </table:table-cell>
          <table:table-cell table:number-columns-repeated="1022"/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table:style-name="ce4" office:value-type="string" calcext:value-type="string">
            <text:p>Guérande et la chute de St Michel</text:p>
          </table:table-cell>
          <table:table-cell table:number-columns-repeated="1022"/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table:style-name="ce4" office:value-type="string" calcext:value-type="string">
            <text:p>Guérande et le Zodiaque</text:p>
          </table:table-cell>
          <table:table-cell table:number-columns-repeated="1022"/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table:style-name="ce4" office:value-type="string" calcext:value-type="string">
            <text:p>Carte postale</text:p>
          </table:table-cell>
          <table:table-cell table:number-columns-repeated="1022"/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table:style-name="ce4" office:value-type="string" calcext:value-type="string">
            <text:p>Mémoires de guerre d’Auguste Chelet</text:p>
          </table:table-cell>
          <table:table-cell table:number-columns-repeated="1022"/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table:style-name="ce4" office:value-type="string" calcext:value-type="string">
            <text:p>FFI (Auguste Chelet)</text:p>
          </table:table-cell>
          <table:table-cell table:number-columns-repeated="1022"/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table:style-name="ce4" office:value-type="string" calcext:value-type="string">
            <text:p>Historique de la maison Chelet</text:p>
          </table:table-cell>
          <table:table-cell table:number-columns-repeated="1022"/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table:style-name="ce4" office:value-type="string" calcext:value-type="string">
            <text:p>Généalogie (notes) Mélanie Térien</text:p>
          </table:table-cell>
          <table:table-cell table:number-columns-repeated="1022"/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table:style-name="ce4" office:value-type="string" calcext:value-type="string">
            <text:p>Puit</text:p>
          </table:table-cell>
          <table:table-cell table:number-columns-repeated="1022"/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table:style-name="ce4" office:value-type="string" calcext:value-type="string">
            <text:p>Photos</text:p>
          </table:table-cell>
          <table:table-cell table:number-columns-repeated="1022"/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table:style-name="ce4" office:value-type="string" calcext:value-type="string">
            <text:p>François Trochu – Zouave pontifical</text:p>
          </table:table-cell>
          <table:table-cell table:number-columns-repeated="1022"/>
        </table:table-row>
        <table:table-row table:style-name="ro1">
          <table:table-cell table:style-name="ce2" table:formula="of:=[.A21]+1" office:value-type="float" office:value="21" calcext:value-type="float">
            <text:p>21</text:p>
          </table:table-cell>
          <table:table-cell table:style-name="ce4" office:value-type="string" calcext:value-type="string">
            <text:p>François Trochu – Zouave pontifical</text:p>
          </table:table-cell>
          <table:table-cell table:number-columns-repeated="1022"/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table:style-name="ce4" office:value-type="string" calcext:value-type="string">
            <text:p>Ordre de mission</text:p>
          </table:table-cell>
          <table:table-cell table:number-columns-repeated="1022"/>
        </table:table-row>
        <table:table-row table:style-name="ro1">
          <table:table-cell table:style-name="ce2" table:formula="of:=[.A23]+1" office:value-type="float" office:value="23" calcext:value-type="float">
            <text:p>23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table:style-name="ce4"/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Généalogie et documents historiques de la famille Chelet-Libaros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26T18:24:56.134066401</meta:creation-date>
    <meta:print-date>2024-08-26T18:53:47.476696370</meta:print-date>
    <dc:date>2024-08-26T18:55:06.543421019</dc:date>
    <meta:editing-duration>PT8M39S</meta:editing-duration>
    <meta:editing-cycles>2</meta:editing-cycles>
    <meta:generator>LibreOffice/6.4.7.2$Linux_X86_64 LibreOffice_project/40$Build-2</meta:generator>
    <meta:document-statistic meta:table-count="1" meta:cell-count="49" meta:object-count="0"/>
  </office:meta>
</office:document-meta>
</file>